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language="zxx" fo:country="none" style:language-asian="zxx" style:country-asian="none" style:language-complex="zxx" style:country-complex="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ỗi 1 công ty có nhu cầu quản lý phần mềm sẽ được cấp 1 tài khoản admin quản lý toàn bộ mọi hoạt động của công ty.</text:p>
      <text:p text:style-name="P1"/>
      <text:p text:style-name="P1">Mỗi 1 nhân viên khi ứng tuyển thành công sẽ được admin cấp cho một tài khoản với khởi tạo ban đầu là email cá nhân của user và mật khẩu =&gt; giống như cách thức hoạt động của trường đại học bách khoa hà nội: mỗi 1 sinh viên sẽ được cấp 1 tài khoản với 1 role nhất định =&gt; nếu ko còn là sinh viên trường đại học nữa thì sẽ bị thu hồi tài khoản và tài khoản đó sẽ bị hủy.</text:p>
      <text:p text:style-name="P1"/>
      <text:p text:style-name="P1">=&gt; tài khoản admin lấy từ đâu ? có thể dùng khi setup cho công ty.<text:line-break/>Do công ty thường mong muốn có bảo mật về nhân viên, cách thức hoạt động cũng như là bảo mật dự án, thông tin khách hàng nên người ta sẽ mong muốn được quản lý database của riêng họ.</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1-12T22:14:50.440721440</dc:date>
    <meta:editing-duration>PT1H6M33S</meta:editing-duration>
    <meta:editing-cycles>1</meta:editing-cycles>
    <meta:document-statistic meta:table-count="0" meta:image-count="0" meta:object-count="0" meta:page-count="1" meta:paragraph-count="3" meta:word-count="170" meta:character-count="730" meta:non-whitespace-character-count="563"/>
    <meta:generator>LibreOffice/6.4.6.2$Linux_X86_64 LibreOffice_project/40$Build-2</meta:generator>
  </office:meta>
</office:document-meta>
</file>